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61500000384D1F494D079DE7BE8.png" manifest:media-type="image/png"/>
  <manifest:file-entry manifest:full-path="Pictures/1000000000000315000003426B33630D7A94362F.png" manifest:media-type="image/png"/>
  <manifest:file-entry manifest:full-path="Pictures/2000000200000490000002A385AEAB9FB63BFC6A.eps" manifest:media-type="image/x-eps"/>
  <manifest:file-entry manifest:full-path="Pictures/2000000200000490000002A30EC0BCBF0876A8A8.eps" manifest:media-type="image/x-eps"/>
  <manifest:file-entry manifest:full-path="Pictures/100000000000054C0000038C1441E6C7A64674C6.png" manifest:media-type="image/png"/>
  <manifest:file-entry manifest:full-path="Pictures/100002000000061500000384233A2BF2B2AF56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0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268cm, 0cm, 7.387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7.916cm, 0cm, 7.681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516cm" svg:height="1.038cm" svg:x="0.084cm" svg:y="0.162cm">
          <draw:text-box>
            <text:p><text:span text:style-name="T1">SnSe is not an exception:</text:span></text:p>
          </draw:text-box>
        </draw:frame>
        <draw:frame draw:style-name="gr2" draw:text-style-name="P2" draw:layer="layout" svg:width="2.356cm" svg:height="1.673cm" svg:x="20.2cm" svg:y="0.327cm">
          <draw:text-box>
            <text:p>High T</text:p>
            <text:p>Cmcm</text:p>
          </draw:text-box>
        </draw:frame>
        <draw:frame draw:style-name="gr3" draw:text-style-name="P2" draw:layer="layout" svg:width="2.217cm" svg:height="1.673cm" svg:x="20.383cm" svg:y="16.4cm">
          <draw:text-box>
            <text:p>Low T</text:p>
            <text:p>Pnma</text:p>
          </draw:text-box>
        </draw:frame>
        <draw:frame draw:style-name="gr4" draw:text-style-name="P2" draw:layer="layout" svg:width="6.666cm" svg:height="0.962cm" svg:x="10.6cm" svg:y="15.038cm">
          <draw:text-box>
            <text:p>PHASE TRANSITION</text:p>
          </draw:text-box>
        </draw:frame>
        <draw:frame draw:style-name="gr5" draw:text-style-name="P2" draw:layer="layout" svg:width="3.52cm" svg:height="0.962cm" svg:x="12cm" svg:y="16.2cm">
          <draw:text-box>
            <text:p>Tc = 800 K</text:p>
          </draw:text-box>
        </draw:frame>
        <draw:frame draw:style-name="gr6" draw:text-style-name="P3" draw:layer="layout" svg:width="8cm" svg:height="6.673cm" svg:x="17.625cm" svg:y="2.28cm">
          <draw:image xlink:href="Pictures/2000000200000490000002A30EC0BCBF0876A8A8.eps" xlink:type="simple" xlink:show="embed" xlink:actuate="onLoad">
            <text:p/>
          </draw:image>
          <draw:image xlink:href="Pictures/100002000000061500000384233A2BF2B2AF566C.png" xlink:type="simple" xlink:show="embed" xlink:actuate="onLoad"/>
        </draw:frame>
        <draw:frame draw:style-name="gr7" draw:text-style-name="P3" draw:layer="layout" svg:width="7.802cm" svg:height="7.255cm" svg:x="17.798cm" svg:y="9cm">
          <draw:image xlink:href="Pictures/2000000200000490000002A385AEAB9FB63BFC6A.eps" xlink:type="simple" xlink:show="embed" xlink:actuate="onLoad">
            <text:p/>
          </draw:image>
          <draw:image xlink:href="Pictures/100002000000061500000384D1F494D079DE7BE8.png" xlink:type="simple" xlink:show="embed" xlink:actuate="onLoad"/>
        </draw:frame>
        <draw:frame draw:style-name="gr8" draw:text-style-name="P4" draw:layer="layout" svg:width="8.29cm" svg:height="8.763cm" svg:x="1.11cm" svg:y="11.8cm">
          <draw:image xlink:href="Pictures/1000000000000315000003426B33630D7A94362F.png" xlink:type="simple" xlink:show="embed" xlink:actuate="onLoad">
            <text:p/>
          </draw:image>
        </draw:frame>
        <draw:frame draw:style-name="gr9" draw:text-style-name="P3" draw:layer="layout" svg:width="15.6cm" svg:height="10.445cm" svg:x="0.2cm" svg:y="1.068cm">
          <draw:image xlink:href="Pictures/100000000000054C0000038C1441E6C7A64674C6.png" xlink:type="simple" xlink:show="embed" xlink:actuate="onLoad">
            <text:p/>
          </draw:image>
        </draw:frame>
        <draw:frame draw:style-name="gr10" draw:text-style-name="P2" draw:layer="layout" svg:width="7.61cm" svg:height="0.962cm" svg:x="8.794cm" svg:y="12cm">
          <draw:text-box>
            <text:p>LATTICE INSTABILITIES</text:p>
          </draw:text-box>
        </draw:frame>
        <draw:line draw:style-name="gr11" draw:text-style-name="P3" draw:layer="layout" svg:x1="9.6cm" svg:y1="10.6cm" svg:x2="6.2cm" svg:y2="13.6cm">
          <text:p/>
        </draw:line>
        <draw:frame draw:style-name="gr4" draw:text-style-name="P2" draw:layer="layout" svg:width="16.826cm" svg:height="0.962cm" svg:x="9.8cm" svg:y="19cm">
          <draw:text-box>
            <text:p>Very low lattice thermal conductivity 0.3-1.0 W/mK (800 K)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05:20.139232951</meta:creation-date>
    <dc:date>2020-07-04T11:44:50.333252543</dc:date>
    <meta:editing-duration>PT49M51S</meta:editing-duration>
    <meta:editing-cycles>17</meta:editing-cycles>
    <meta:generator>LibreOffice/6.0.7.3$Linux_X86_64 LibreOffice_project/00m0$Build-3</meta:generator>
    <meta:document-statistic meta:object-count="35"/>
  </office:meta>
</office:document-meta>
</file>